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FocusBaseTag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cusBaseTag.setOnSelect( String on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cusBaseTag.setOnChange( String on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cusBaseTag.setOnBlur( String onblu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FocusBaseTag.setOnFocus( String onfoc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